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style:font-size-asian="9.5pt" fo:background-color="#ffffff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2b91af" style:font-name="Consolas" fo:font-size="9.5pt" style:font-size-asian="9.5pt" fo:background-color="#ffffff"/>
    </style:style>
    <style:style style:name="T4" style:family="text">
      <style:text-properties fo:color="#a31515" style:font-name="Consolas" fo:font-size="9.5pt" style:font-size-asian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using</text:span><text:span text:style-name="T2"> System;</text:span></text:p>
      <text:p text:style-name="Standard"><text:span text:style-name="T1">using</text:span><text:span text:style-name="T2"> System.Collections.Generic;</text:span></text:p>
      <text:p text:style-name="Standard"><text:span text:style-name="T1">using</text:span><text:span text:style-name="T2"> System.Linq;</text:span></text:p>
      <text:p text:style-name="P1"/>
      <text:p text:style-name="Standard"><text:span text:style-name="T1">namespace</text:span><text:span text:style-name="T2"> Lab_01_SortPerson</text:span></text:p>
      <text:p text:style-name="Standard"><text:span text:style-name="T2">{</text:span></text:p>
      <text:p text:style-name="Standard"><text:span text:style-name="T2"><text:s text:c="4"/></text:span><text:span text:style-name="T1">public</text:span><text:span text:style-name="T2"> </text:span><text:span text:style-name="T1">class</text:span><text:span text:style-name="T2"> </text:span><text:span text:style-name="T3">SortPerson</text:span></text:p>
      <text:p text:style-name="Standard"><text:span text:style-name="T2"><text:s text:c="4"/>{</text:span></text:p>
      <text:p text:style-name="Standard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<text:p text:style-name="Standard"><text:span text:style-name="T2"><text:s text:c="8"/>{</text:span></text:p>
      <text:p text:style-name="Standard"><text:span text:style-name="T2"><text:s text:c="12"/></text:span><text:span text:style-name="T1">var</text:span><text:span text:style-name="T2"> lines = </text:span><text:span text:style-name="T1">int</text:span><text:span text:style-name="T2">.Parse(Console.ReadLine());</text:span></text:p>
      <text:p text:style-name="Standard"><text:span text:style-name="T2"><text:s text:c="12"/></text:span><text:span text:style-name="T1">var</text:span><text:span text:style-name="T2"> persons = </text:span><text:span text:style-name="T1">new</text:span><text:span text:style-name="T2"> List&lt;Person&gt;();</text:span></text:p>
      <text:p text:style-name="P1"/>
      <text:p text:style-name="Standard"><text:span text:style-name="T2"><text:s text:c="12"/></text:span><text:span text:style-name="T1">for</text:span><text:span text:style-name="T2"> (</text:span><text:span text:style-name="T1">int</text:span><text:span text:style-name="T2"> i = 0; i &lt; lines; i++)</text:span></text:p>
      <text:p text:style-name="Standard"><text:span text:style-name="T2"><text:s text:c="12"/>{</text:span></text:p>
      <text:p text:style-name="Standard"><text:span text:style-name="T2"><text:s text:c="16"/></text:span><text:span text:style-name="T1">var</text:span><text:span text:style-name="T2"> cmdArgs = Console.ReadLine().Split();</text:span></text:p>
      <text:p text:style-name="Standard"><text:span text:style-name="T2"><text:s text:c="16"/></text:span><text:span text:style-name="T1">var</text:span><text:span text:style-name="T2"> person = </text:span><text:span text:style-name="T1">new</text:span><text:span text:style-name="T2"> Person(cmdArgs[0], cmdArgs[1], </text:span><text:span text:style-name="T1">int</text:span><text:span text:style-name="T2">.Parse(cmdArgs[2]),</text:span><text:span text:style-name="T1">double</text:span><text:span text:style-name="T2">.Parse(cmdArgs[3]));</text:span></text:p>
      <text:p text:style-name="Standard"><text:span text:style-name="T2"><text:s text:c="16"/>persons.Add(person);</text:span></text:p>
      <text:p text:style-name="Standard"><text:span text:style-name="T2"><text:s text:c="12"/>}</text:span></text:p>
      <text:p text:style-name="Standard"><text:span text:style-name="T2"><text:s text:c="12"/></text:span><text:span text:style-name="T1">var</text:span><text:span text:style-name="T2"> bonus = </text:span><text:span text:style-name="T1">double</text:span><text:span text:style-name="T2">.Parse(Console.ReadLine());</text:span></text:p>
      <text:p text:style-name="Standard"><text:span text:style-name="T2"><text:s text:c="12"/>PrintPeople(persons, bonus);</text:span></text:p>
      <text:p text:style-name="Standard"><text:span text:style-name="T2"><text:s text:c="8"/>}</text:span></text:p>
      <text:p text:style-name="P1"/>
      <text:p text:style-name="Standard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PrintPeople(List&lt;Person&gt; persons, </text:span><text:span text:style-name="T1">double</text:span><text:span text:style-name="T2"> bonus)</text:span></text:p>
      <text:p text:style-name="Standard"><text:span text:style-name="T2"><text:s text:c="8"/>{</text:span></text:p>
      <text:p text:style-name="Standard"><text:span text:style-name="T2"><text:s text:c="12"/>persons.ForEach(p =&gt; p.IncreaseSalary(bonus));</text:span></text:p>
      <text:p text:style-name="Standard"><text:span text:style-name="T2"><text:s text:c="12"/>persons.ForEach(p =&gt; Console.WriteLine(p.ToString()));</text:span></text:p>
      <text:p text:style-name="Standard"><text:span text:style-name="T2"><text:s text:c="8"/>}</text:span></text:p>
      <text:p text:style-name="Standard"><text:span text:style-name="T2"><text:s text:c="4"/>}</text:span></text:p>
      <text:p text:style-name="Standard"><text:span text:style-name="T2">}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/></text:p>
      <text:p text:style-name="Standard"><text:span text:style-name="T1">namespace</text:span><text:span text:style-name="T2"> Lab_01_SortPerson</text:span></text:p>
      <text:p text:style-name="Standard"><text:span text:style-name="T2">{</text:span></text:p>
      <text:p text:style-name="Standard"><text:span text:style-name="T2"><text:s text:c="4"/></text:span><text:span text:style-name="T1">public</text:span><text:span text:style-name="T2"> </text:span><text:span text:style-name="T1">class</text:span><text:span text:style-name="T2"> </text:span><text:span text:style-name="T3">Person</text:span></text:p>
      <text:p text:style-name="Standard"><text:span text:style-name="T2"><text:s text:c="4"/>{</text:span></text:p>
      <text:p text:style-name="Standard"><text:span text:style-name="T2"><text:s text:c="8"/></text:span><text:span text:style-name="T1">private</text:span><text:span text:style-name="T2"> </text:span><text:span text:style-name="T1">string</text:span><text:span text:style-name="T2"> firstName;</text:span></text:p>
      <text:p text:style-name="Standard"><text:span text:style-name="T2"><text:s text:c="8"/></text:span><text:span text:style-name="T1">private</text:span><text:span text:style-name="T2"> </text:span><text:span text:style-name="T1">string</text:span><text:span text:style-name="T2"> lastName;</text:span></text:p>
      <text:p text:style-name="Standard"><text:span text:style-name="T2"><text:s text:c="8"/></text:span><text:span text:style-name="T1">private</text:span><text:span text:style-name="T2"> </text:span><text:span text:style-name="T1">int</text:span><text:span text:style-name="T2"> age;</text:span></text:p>
      <text:p text:style-name="Standard"><text:span text:style-name="T2"><text:s text:c="8"/></text:span><text:span text:style-name="T1">private</text:span><text:span text:style-name="T2"> </text:span><text:span text:style-name="T1">double</text:span><text:span text:style-name="T2"> salary;</text:span></text:p>
      <text:p text:style-name="P1"/>
      <text:p text:style-name="Standard"><text:span text:style-name="T2"><text:s text:c="8"/></text:span><text:span text:style-name="T1">public</text:span><text:span text:style-name="T2"> </text:span><text:span text:style-name="T1">string</text:span><text:span text:style-name="T2"> FirstName</text:span></text:p>
      <text:p text:style-name="Standard"><text:span text:style-name="T2"><text:s text:c="8"/>{</text:span></text:p>
      <text:p text:style-name="Standard"><text:span text:style-name="T2"><text:s text:c="12"/></text:span><text:span text:style-name="T1">get</text:span></text:p>
      <text:p text:style-name="Standard"><text:span text:style-name="T2"><text:s text:c="12"/>{</text:span></text:p>
      <text:p text:style-name="Standard"><text:span text:style-name="T2"><text:s text:c="16"/></text:span><text:span text:style-name="T1">return</text:span><text:span text:style-name="T2"> </text:span><text:span text:style-name="T1">this</text:span><text:span text:style-name="T2">.firstName;</text:span></text:p>
      <text:p text:style-name="Standard"><text:span text:style-name="T2"><text:s text:c="12"/>}</text:span></text:p>
      <text:p text:style-name="Standard"><text:span text:style-name="T2"><text:s text:c="12"/></text:span><text:span text:style-name="T1">set</text:span></text:p>
      <text:p text:style-name="Standard"><text:span text:style-name="T2"><text:s text:c="12"/>{</text:span></text:p>
      <text:p text:style-name="Standard"><text:span text:style-name="T2"><text:s text:c="16"/></text:span><text:span text:style-name="T1">this</text:span><text:span text:style-name="T2">.firstName = value;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P1"/>
      <text:p text:style-name="Standard"><text:span text:style-name="T2"><text:s text:c="8"/></text:span><text:span text:style-name="T1">public</text:span><text:span text:style-name="T2"> </text:span><text:span text:style-name="T1">string</text:span><text:span text:style-name="T2"> LastName</text:span></text:p>
      <text:p text:style-name="Standard"><text:span text:style-name="T2"><text:s text:c="8"/>{</text:span></text:p>
      <text:p text:style-name="Standard"><text:span text:style-name="T2"><text:s text:c="12"/></text:span><text:span text:style-name="T1">get</text:span></text:p>
      <text:p text:style-name="Standard"><text:span text:style-name="T2"><text:s text:c="12"/>{</text:span></text:p>
      <text:p text:style-name="Standard"><text:span text:style-name="T2"><text:s text:c="16"/></text:span><text:span text:style-name="T1">return</text:span><text:span text:style-name="T2"> </text:span><text:span text:style-name="T1">this</text:span><text:span text:style-name="T2">.lastName;</text:span></text:p>
      <text:p text:style-name="Standard"><text:span text:style-name="T2"><text:s text:c="12"/>}</text:span></text:p>
      <text:p text:style-name="Standard"><text:span text:style-name="T2"><text:s text:c="12"/></text:span><text:span text:style-name="T1">set</text:span></text:p>
      <text:p text:style-name="Standard"><text:span text:style-name="T2"><text:s text:c="12"/>{</text:span></text:p>
      <text:p text:style-name="Standard"><text:span text:style-name="T2"><text:s text:c="16"/></text:span><text:span text:style-name="T1">this</text:span><text:span text:style-name="T2">.lastName = value;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P1"/>
      <text:p text:style-name="Standard"><text:span text:style-name="T2"><text:s text:c="8"/></text:span><text:span text:style-name="T1">public</text:span><text:span text:style-name="T2"> </text:span><text:span text:style-name="T1">int</text:span><text:span text:style-name="T2"> Age</text:span></text:p>
      <text:p text:style-name="Standard"><text:span text:style-name="T2"><text:s text:c="8"/>{</text:span></text:p>
      <text:p text:style-name="Standard"><text:span text:style-name="T2"><text:s text:c="12"/></text:span><text:span text:style-name="T1">get</text:span></text:p>
      <text:p text:style-name="Standard"><text:span text:style-name="T2"><text:s text:c="12"/>{</text:span></text:p>
      <text:p text:style-name="Standard"><text:span text:style-name="T2"><text:s text:c="16"/></text:span><text:span text:style-name="T1">return</text:span><text:span text:style-name="T2"> </text:span><text:span text:style-name="T1">this</text:span><text:span text:style-name="T2">.age;</text:span></text:p>
      <text:p text:style-name="Standard"><text:span text:style-name="T2"><text:s text:c="12"/>}</text:span></text:p>
      <text:p text:style-name="Standard"><text:span text:style-name="T2"><text:s text:c="12"/></text:span><text:span text:style-name="T1">set</text:span></text:p>
      <text:p text:style-name="Standard"><text:span text:style-name="T2"><text:s text:c="12"/>{</text:span></text:p>
      <text:p text:style-name="Standard"><text:span text:style-name="T2"><text:s text:c="16"/></text:span><text:span text:style-name="T1">this</text:span><text:span text:style-name="T2">.age = value;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P1"/>
      <text:p text:style-name="Standard"><text:span text:style-name="T2"><text:s text:c="8"/></text:span><text:span text:style-name="T1">public</text:span><text:span text:style-name="T2"> </text:span><text:span text:style-name="T1">double</text:span><text:span text:style-name="T2"> Salary</text:span></text:p>
      <text:p text:style-name="Standard"><text:span text:style-name="T2"><text:s text:c="8"/>{</text:span></text:p>
      <text:p text:style-name="Standard"><text:span text:style-name="T2"><text:s text:c="12"/></text:span><text:span text:style-name="T1">get</text:span></text:p>
      <text:p text:style-name="Standard"><text:span text:style-name="T2"><text:s text:c="12"/>{</text:span></text:p>
      <text:p text:style-name="Standard"><text:span text:style-name="T2"><text:s text:c="16"/></text:span><text:span text:style-name="T1">return</text:span><text:span text:style-name="T2"> </text:span><text:span text:style-name="T1">this</text:span><text:span text:style-name="T2">.salary;</text:span></text:p>
      <text:p text:style-name="Standard"><text:span text:style-name="T2"><text:s text:c="12"/>}</text:span></text:p>
      <text:p text:style-name="Standard"><text:span text:style-name="T2"><text:s text:c="12"/></text:span><text:span text:style-name="T1">set</text:span></text:p>
      <text:p text:style-name="Standard"><text:span text:style-name="T2"><text:s text:c="12"/>{</text:span></text:p>
      <text:p text:style-name="Standard"><text:span text:style-name="T2"><text:s text:c="16"/></text:span><text:span text:style-name="T1">this</text:span><text:span text:style-name="T2">.salary = value;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P1"/>
      <text:p text:style-name="Standard"><text:span text:style-name="T2"><text:s text:c="8"/></text:span><text:span text:style-name="T1">public</text:span><text:span text:style-name="T2"> Person(</text:span><text:span text:style-name="T1">string</text:span><text:span text:style-name="T2"> firstName, </text:span><text:span text:style-name="T1">string</text:span><text:span text:style-name="T2"> lastName, </text:span><text:span text:style-name="T1">int</text:span><text:span text:style-name="T2"> age,</text:span><text:span text:style-name="T1">double</text:span><text:span text:style-name="T2"> salary)</text:span></text:p>
      <text:p text:style-name="Standard"><text:span text:style-name="T2"><text:s text:c="8"/>{</text:span></text:p>
      <text:p text:style-name="Standard"><text:soft-page-break/><text:span text:style-name="T2"><text:s text:c="12"/></text:span><text:span text:style-name="T1">this</text:span><text:span text:style-name="T2">.firstName = firstName;</text:span></text:p>
      <text:p text:style-name="Standard"><text:span text:style-name="T2"><text:s text:c="12"/></text:span><text:span text:style-name="T1">this</text:span><text:span text:style-name="T2">.lastName = lastName;</text:span></text:p>
      <text:p text:style-name="Standard"><text:span text:style-name="T2"><text:s text:c="12"/></text:span><text:span text:style-name="T1">this</text:span><text:span text:style-name="T2">.age = age;</text:span></text:p>
      <text:p text:style-name="Standard"><text:span text:style-name="T2"><text:s text:c="12"/></text:span><text:span text:style-name="T1">this</text:span><text:span text:style-name="T2">.salary = salary;</text:span></text:p>
      <text:p text:style-name="Standard"><text:span text:style-name="T2"><text:s text:c="8"/>}</text:span></text:p>
      <text:p text:style-name="P1"/>
      <text:p text:style-name="Standard"><text:span text:style-name="T2"><text:s text:c="8"/></text:span><text:span text:style-name="T1">public</text:span><text:span text:style-name="T2"> </text:span><text:span text:style-name="T1">void</text:span><text:span text:style-name="T2"> IncreaseSalary(</text:span><text:span text:style-name="T1">double</text:span><text:span text:style-name="T2"> bonus)</text:span></text:p>
      <text:p text:style-name="Standard"><text:span text:style-name="T2"><text:s text:c="8"/>{</text:span></text:p>
      <text:p text:style-name="Standard"><text:span text:style-name="T2"><text:s text:c="12"/></text:span><text:span text:style-name="T1">if</text:span><text:span text:style-name="T2">(</text:span><text:span text:style-name="T1">this</text:span><text:span text:style-name="T2">.Age&lt;30)</text:span></text:p>
      <text:p text:style-name="Standard"><text:span text:style-name="T2"><text:s text:c="12"/>{</text:span></text:p>
      <text:p text:style-name="Standard"><text:span text:style-name="T2"><text:s text:c="16"/></text:span><text:span text:style-name="T1">this</text:span><text:span text:style-name="T2">.salary = salary+(salary * ((bonus/2) / 100));</text:span></text:p>
      <text:p text:style-name="Standard"><text:span text:style-name="T2"><text:s text:c="12"/>}</text:span></text:p>
      <text:p text:style-name="Standard"><text:span text:style-name="T2"><text:s text:c="12"/></text:span><text:span text:style-name="T1">else</text:span></text:p>
      <text:p text:style-name="Standard"><text:span text:style-name="T2"><text:s text:c="12"/>{</text:span></text:p>
      <text:p text:style-name="Standard"><text:span text:style-name="T2"><text:s text:c="16"/></text:span><text:span text:style-name="T1">this</text:span><text:span text:style-name="T2">.salary = salary + (salary * (bonus <text:s/>/ 100));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Standard"><text:span text:style-name="T2"><text:s text:c="8"/></text:span><text:span text:style-name="T1">public</text:span><text:span text:style-name="T2"> </text:span><text:span text:style-name="T1">override</text:span><text:span text:style-name="T2"> </text:span><text:span text:style-name="T1">string</text:span><text:span text:style-name="T2"> ToString()</text:span></text:p>
      <text:p text:style-name="Standard"><text:span text:style-name="T2"><text:s text:c="8"/>{</text:span></text:p>
      <text:p text:style-name="Standard"><text:span text:style-name="T2"><text:s text:c="12"/></text:span><text:span text:style-name="T1">return</text:span><text:span text:style-name="T2"> </text:span><text:span text:style-name="T4">$"</text:span><text:span text:style-name="T2">{</text:span><text:span text:style-name="T1">this</text:span><text:span text:style-name="T2">.firstName}</text:span><text:span text:style-name="T4"> </text:span><text:span text:style-name="T2">{</text:span><text:span text:style-name="T1">this</text:span><text:span text:style-name="T2">.lastName}</text:span><text:span text:style-name="T4"> get </text:span><text:span text:style-name="T2">{</text:span><text:span text:style-name="T1">string</text:span><text:span text:style-name="T2">.Format(</text:span><text:span text:style-name="T4">"{0:0.00}"</text:span><text:span text:style-name="T2">,</text:span><text:span text:style-name="T1">this</text:span><text:span text:style-name="T2">.salary)}</text:span><text:span text:style-name="T4"> salary."</text:span><text:span text:style-name="T2">;</text:span></text:p>
      <text:p text:style-name="Standard"><text:span text:style-name="T2"><text:s text:c="8"/>}</text:span></text:p>
      <text:p text:style-name="Standard"><text:span text:style-name="T2"><text:s text:c="4"/>}</text:span></text:p>
      <text:p text:style-name="P1"/>
      <text:p text:style-name="Standard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S</meta:editing-duration>
    <meta:editing-cycles>3</meta:editing-cycles>
    <meta:generator>LibreOffice/5.4.4.2$Windows_X86_64 LibreOffice_project/2524958677847fb3bb44820e40380acbe820f960</meta:generator>
    <dc:date>2018-08-10T17:25:37.668000000</dc:date>
    <meta:document-statistic meta:table-count="0" meta:image-count="0" meta:object-count="0" meta:page-count="3" meta:paragraph-count="103" meta:word-count="221" meta:character-count="2538" meta:non-whitespace-character-count="1411"/>
    <meta:user-defined meta:name="Info 1"/>
    <meta:user-defined meta:name="Info 2"/>
    <meta:user-defined meta:name="Info 3"/>
    <meta:user-defined meta:name="Info 4"/>
  </office:meta>
</office:document-meta>
</file>